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svg:stroke-color="#000000" draw:marker-end="Arrow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paragraph-properties fo:text-align="center"/>
      <style:text-properties fo:font-size="14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7.42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2.954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10.20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398cm" svg:y1="2.651cm" svg:x2="8.112cm" svg:y2="4.81cm">
          <text:p/>
        </draw:line>
        <draw:line draw:style-name="gr2" draw:text-style-name="P2" draw:layer="layout" svg:x1="13.046cm" svg:y1="5.367cm" svg:x2="10.76cm" svg:y2="7.526cm">
          <text:p/>
        </draw:line>
        <draw:line draw:style-name="gr2" draw:text-style-name="P2" draw:layer="layout" svg:x1="10.779cm" svg:y1="2.651cm" svg:x2="13.065cm" svg:y2="4.81cm">
          <text:p/>
        </draw:line>
        <draw:line draw:style-name="gr2" draw:text-style-name="P2" draw:layer="layout" svg:x1="7.979cm" svg:y1="5.351cm" svg:x2="10.265cm" svg:y2="7.51cm">
          <text:p/>
        </draw:line>
        <draw:custom-shape draw:style-name="gr1" draw:text-style-name="P1" draw:layer="layout" svg:width="0.635cm" svg:height="0.635cm" svg:x="10.208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921cm" svg:height="0.889cm" svg:x="9.004cm" svg:y="1.495cm">
          <draw:text-box>
            <text:p text:style-name="P3">Vacuna</text:p>
          </draw:text-box>
        </draw:frame>
        <draw:frame draw:style-name="gr3" draw:text-style-name="P4" draw:layer="layout" svg:width="2.921cm" svg:height="0.889cm" svg:x="9.005cm" svg:y="7.996cm">
          <draw:text-box>
            <text:p text:style-name="P3">Muerte</text:p>
          </draw:text-box>
        </draw:frame>
        <draw:frame draw:style-name="gr3" draw:text-style-name="P4" draw:layer="layout" svg:width="2.921cm" svg:height="0.889cm" svg:x="13.063cm" svg:y="4.783cm">
          <draw:text-box>
            <text:p text:style-name="P3">Viruela</text:p>
          </draw:text-box>
        </draw:frame>
        <draw:frame draw:style-name="gr3" draw:text-style-name="P4" draw:layer="layout" svg:width="2.921cm" svg:height="0.889cm" svg:x="4.683cm" svg:y="4.683cm">
          <draw:text-box>
            <text:p text:style-name="P3">Reacción</text:p>
          </draw:text-box>
        </draw:frame>
        <draw:frame draw:style-name="gr4" draw:text-style-name="P5" draw:layer="layout" svg:width="1.524cm" svg:height="0.607cm" svg:x="7.594cm" svg:y="3.64cm">
          <draw:text-box>
            <text:p><text:span text:style-name="T1">p=0.01</text:span></text:p>
          </draw:text-box>
        </draw:frame>
        <draw:frame draw:style-name="gr4" draw:text-style-name="P5" draw:layer="layout" svg:width="1.524cm" svg:height="0.607cm" svg:x="12.176cm" svg:y="3.64cm">
          <draw:text-box>
            <text:p><text:span text:style-name="T1">p=0.02</text:span></text:p>
          </draw:text-box>
        </draw:frame>
        <draw:frame draw:style-name="gr4" draw:text-style-name="P5" draw:layer="layout" svg:width="1.524cm" svg:height="0.607cm" svg:x="7.594cm" svg:y="6.141cm">
          <draw:text-box>
            <text:p><text:span text:style-name="T1">p=0.01</text:span></text:p>
          </draw:text-box>
        </draw:frame>
        <draw:frame draw:style-name="gr4" draw:text-style-name="P5" draw:layer="layout" svg:width="1.524cm" svg:height="0.607cm" svg:x="11.976cm" svg:y="6.141cm">
          <draw:text-box>
            <text:p><text:span text:style-name="T1">p=0.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2T14:11:05.747025288</meta:creation-date>
    <dc:date>2020-10-12T14:19:04.452273378</dc:date>
    <meta:editing-duration>PT7M59S</meta:editing-duration>
    <meta:editing-cycles>1</meta:editing-cycles>
    <meta:document-statistic meta:object-count="16"/>
    <meta:generator>LibreOffice/6.3.5.2$Linux_X86_64 LibreOffice_project/30$Build-2</meta:generator>
  </office:meta>
</office:document-meta>
</file>